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Error">
      <style:text-properties style:font-weight-asian="bold" style:font-weight-complex="bold"/>
    </style:style>
    <style:style style:name="ce1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 style:data-style-name="N4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style:use-window-font-color="true"/>
      <style:map style:condition="cell-content-is-between(0,10)" style:apply-style-name="Good" style:base-cell-address="Sheet1.B9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Error" style:data-style-name="N81">
      <style:text-properties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map style:condition="cell-content-is-between(0,10)" style:apply-style-name="Good" style:base-cell-address="Sheet1.B9"/>
      <style:map style:condition="cell-content-is-between(10,100)" style:apply-style-name="Note" style:base-cell-address="Sheet1.B9"/>
      <style:map style:condition="cell-content-is-between(100,1000)" style:apply-style-name="Bad" style:base-cell-address="Sheet1.B9"/>
      <style:map style:condition="cell-content()&gt;1000" style:apply-style-name="Error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2"/>
        <table:table-column table:style-name="co2" table:default-cell-style-name="ce12"/>
        <table:table-column table:style-name="co1" table:number-columns-repeated="1016" table:default-cell-style-name="ce12"/>
        <table:table-row table:style-name="ro1">
          <table:table-cell office:value-type="string" calcext:value-type="string">
            <text:p>Mesh quality criteria for each hex, summed u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on-orthogonality</text:p>
          </table:table-cell>
          <table:table-cell table:number-columns-repeated="2"/>
          <table:table-cell table:style-name="ce13" office:value-type="string" calcext:value-type="string">
            <text:p>Inner angle</text:p>
          </table:table-cell>
          <table:table-cell table:number-columns-repeated="2"/>
          <table:table-cell table:style-name="ce13" office:value-type="string" calcext:value-type="string">
            <text:p>Aspect ratio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base</text:p>
          </table:table-cell>
          <table:table-cell table:style-name="ce16" office:value-type="float" office:value="1.25" calcext:value-type="float">
            <text:p>1,25</text:p>
          </table:table-cell>
          <table:table-cell table:style-name="ce14"/>
          <table:table-cell table:style-name="ce14" office:value-type="string" calcext:value-type="string">
            <text:p>base</text:p>
          </table:table-cell>
          <table:table-cell table:style-name="ce16" office:value-type="float" office:value="1.5" calcext:value-type="float">
            <text:p>1,50</text:p>
          </table:table-cell>
          <table:table-cell table:style-name="ce14"/>
          <table:table-cell table:style-name="ce14" office:value-type="string" calcext:value-type="string">
            <text:p>base</text:p>
          </table:table-cell>
          <table:table-cell table:style-name="ce16" office:value-type="float" office:value="3" calcext:value-type="float">
            <text:p>3,00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exponent</text:p>
          </table:table-cell>
          <table:table-cell table:style-name="ce17" office:value-type="float" office:value="0.35" calcext:value-type="float">
            <text:p>0,35</text:p>
          </table:table-cell>
          <table:table-cell/>
          <table:table-cell office:value-type="string" calcext:value-type="string">
            <text:p>exponent</text:p>
          </table:table-cell>
          <table:table-cell table:style-name="ce17" office:value-type="float" office:value="0.25" calcext:value-type="float">
            <text:p>0,25</text:p>
          </table:table-cell>
          <table:table-cell/>
          <table:table-cell office:value-type="string" calcext:value-type="string">
            <text:p>exponent</text:p>
          </table:table-cell>
          <table:table-cell table:style-name="ce17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ctor</text:p>
          </table:table-cell>
          <table:table-cell table:style-name="ce17" office:value-type="float" office:value="0.8" calcext:value-type="float">
            <text:p>0,80</text:p>
          </table:table-cell>
          <table:table-cell/>
          <table:table-cell office:value-type="string" calcext:value-type="string">
            <text:p>factor</text:p>
          </table:table-cell>
          <table:table-cell table:style-name="ce17" office:value-type="float" office:value="0.15" calcext:value-type="float">
            <text:p>0,15</text:p>
          </table:table-cell>
          <table:table-cell/>
          <table:table-cell office:value-type="string" calcext:value-type="string">
            <text:p>factor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Angle</text:p>
          </table:table-cell>
          <table:table-cell table:style-name="ce13" office:value-type="string" calcext:value-type="string">
            <text:p>Quality</text:p>
          </table:table-cell>
          <table:table-cell/>
          <table:table-cell table:style-name="ce20" office:value-type="string" calcext:value-type="string">
            <text:p>Angle</text:p>
          </table:table-cell>
          <table:table-cell table:style-name="ce20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Max/Min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Legend</text:p>
          </table:table-cell>
          <table:table-cell office:value-type="string" calcext:value-type="string">
            <text:p>Min crit</text:p>
          </table:table-cell>
          <table:table-cell office:value-type="string" calcext:value-type="string">
            <text:p>Max crit</text:p>
          </table:table-cell>
          <table:table-cell table:number-columns-repeated="1011"/>
        </table:table-row>
        <table:table-row table:style-name="ro1">
          <table:table-cell table:style-name="Good" office:value-type="float" office:value="0" calcext:value-type="float">
            <text:p>0</text:p>
          </table:table-cell>
          <table:table-cell table:style-name="ce18" table:formula="of:=[.$B$6]*[.$B$4]^([.$B$5]*[.A9])-[.$B$6]" office:value-type="float" office:value="0" calcext:value-type="float">
            <text:p>0</text:p>
          </table:table-cell>
          <table:table-cell/>
          <table:table-cell table:style-name="ce15" office:value-type="float" office:value="-90" calcext:value-type="float">
            <text:p>-90</text:p>
          </table:table-cell>
          <table:table-cell table:style-name="ce18" table:formula="of:=[.$E$6]*[.$E$4]^([.$E$5]*ABS([.D9]))-[.$E$6]" office:value-type="float" office:value="1374.34950510108" calcext:value-type="float">
            <text:p>1374,34950510108</text:p>
          </table:table-cell>
          <table:table-cell/>
          <table:table-cell table:style-name="ce21" office:value-type="float" office:value="1000000" calcext:value-type="float">
            <text:p>1,00E+06</text:p>
          </table:table-cell>
          <table:table-cell table:style-name="ce19" table:formula="of:=LOG([.G9])" office:value-type="float" office:value="6" calcext:value-type="float">
            <text:p>6</text:p>
          </table:table-cell>
          <table:table-cell table:style-name="ce18" table:formula="of:=[.$H$6]*[.$H$4]^([.H9]*[.$H$5])" office:value-type="float" office:value="43046720.9999999" calcext:value-type="float">
            <text:p>43046720,9999999</text:p>
          </table:table-cell>
          <table:table-cell/>
          <table:table-cell table:style-name="Good" office:value-type="string" calcext:value-type="string">
            <text:p>Good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Good" office:value-type="float" office:value="5" calcext:value-type="float">
            <text:p>5</text:p>
          </table:table-cell>
          <table:table-cell table:style-name="ce18" table:formula="of:=[.$B$6]*[.$B$4]^([.$B$5]*[.A10])-[.$B$6]" office:value-type="float" office:value="0.38217701125397" calcext:value-type="float">
            <text:p>0,38217701125397</text:p>
          </table:table-cell>
          <table:table-cell/>
          <table:table-cell table:style-name="Bad" office:value-type="float" office:value="-80" calcext:value-type="float">
            <text:p>-80</text:p>
          </table:table-cell>
          <table:table-cell table:style-name="ce18" table:formula="of:=[.$E$6]*[.$E$4]^([.$E$5]*ABS([.D10]))-[.$E$6]" office:value-type="float" office:value="498.638509511948" calcext:value-type="float">
            <text:p>498,638509511948</text:p>
          </table:table-cell>
          <table:table-cell/>
          <table:table-cell table:style-name="ce21" office:value-type="float" office:value="100000" calcext:value-type="float">
            <text:p>1,00E+05</text:p>
          </table:table-cell>
          <table:table-cell table:style-name="ce19" table:formula="of:=LOG([.G10])" office:value-type="float" office:value="5" calcext:value-type="float">
            <text:p>5</text:p>
          </table:table-cell>
          <table:table-cell table:style-name="ce18" table:formula="of:=[.$H$6]*[.$H$4]^([.H10]*[.$H$5])" office:value-type="float" office:value="2761448.43967564" calcext:value-type="float">
            <text:p>2761448,43967564</text:p>
          </table:table-cell>
          <table:table-cell/>
          <table:table-cell table:style-name="Note" office:value-type="string" calcext:value-type="string">
            <text:p>Acceptable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Good" office:value-type="float" office:value="10" calcext:value-type="float">
            <text:p>10</text:p>
          </table:table-cell>
          <table:table-cell table:style-name="ce18" table:formula="of:=[.$B$6]*[.$B$4]^([.$B$5]*[.A11])-[.$B$6]" office:value-type="float" office:value="0.946928107421711" calcext:value-type="float">
            <text:p>0,946928107421711</text:p>
          </table:table-cell>
          <table:table-cell/>
          <table:table-cell table:style-name="Bad" office:value-type="float" office:value="-70" calcext:value-type="float">
            <text:p>-70</text:p>
          </table:table-cell>
          <table:table-cell table:style-name="ce18" table:formula="of:=[.$E$6]*[.$E$4]^([.$E$5]*ABS([.D11]))-[.$E$6]" office:value-type="float" office:value="180.854050054463" calcext:value-type="float">
            <text:p>180,854050054463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9" table:formula="of:=LOG([.G11])" office:value-type="float" office:value="4" calcext:value-type="float">
            <text:p>4</text:p>
          </table:table-cell>
          <table:table-cell table:style-name="ce18" table:formula="of:=[.$H$6]*[.$H$4]^([.H11]*[.$H$5])" office:value-type="float" office:value="177147" calcext:value-type="float">
            <text:p>177147</text:p>
          </table:table-cell>
          <table:table-cell/>
          <table:table-cell table:style-name="Bad" office:value-type="string" calcext:value-type="string">
            <text:p>Bad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table:style-name="Good" office:value-type="float" office:value="15" calcext:value-type="float">
            <text:p>15</text:p>
          </table:table-cell>
          <table:table-cell table:style-name="ce18" table:formula="of:=[.$B$6]*[.$B$4]^([.$B$5]*[.A12])-[.$B$6]" office:value-type="float" office:value="1.78147281113419" calcext:value-type="float">
            <text:p>1,78147281113419</text:p>
          </table:table-cell>
          <table:table-cell/>
          <table:table-cell table:style-name="Note" office:value-type="float" office:value="-60" calcext:value-type="float">
            <text:p>-60</text:p>
          </table:table-cell>
          <table:table-cell table:style-name="ce18" table:formula="of:=[.$E$6]*[.$E$4]^([.$E$5]*ABS([.D12]))-[.$E$6]" office:value-type="float" office:value="65.5340835571289" calcext:value-type="float">
            <text:p>65,5340835571289</text:p>
          </table:table-cell>
          <table:table-cell/>
          <table:table-cell table:style-name="ce15" office:value-type="float" office:value="1000" calcext:value-type="float">
            <text:p>1000</text:p>
          </table:table-cell>
          <table:table-cell table:style-name="ce19" table:formula="of:=LOG([.G12])" office:value-type="float" office:value="3" calcext:value-type="float">
            <text:p>3</text:p>
          </table:table-cell>
          <table:table-cell table:style-name="ce18" table:formula="of:=[.$H$6]*[.$H$4]^([.H12]*[.$H$5])" office:value-type="float" office:value="11363.9853484594" calcext:value-type="float">
            <text:p>11363,9853484594</text:p>
          </table:table-cell>
          <table:table-cell/>
          <table:table-cell table:style-name="ce15" office:value-type="string" calcext:value-type="string">
            <text:p>Fatal</text:p>
          </table:table-cell>
          <table:table-cell table:style-name="ce23" office:value-type="float" office:value="1000" calcext:value-type="float">
            <text:p>10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Good" office:value-type="float" office:value="20" calcext:value-type="float">
            <text:p>20</text:p>
          </table:table-cell>
          <table:table-cell table:style-name="ce18" table:formula="of:=[.$B$6]*[.$B$4]^([.$B$5]*[.A13])-[.$B$6]" office:value-type="float" office:value="3.014697265625" calcext:value-type="float">
            <text:p>3,014697265625</text:p>
          </table:table-cell>
          <table:table-cell/>
          <table:table-cell table:style-name="Note" office:value-type="float" office:value="-50" calcext:value-type="float">
            <text:p>-50</text:p>
          </table:table-cell>
          <table:table-cell table:style-name="ce18" table:formula="of:=[.$E$6]*[.$E$4]^([.$E$5]*ABS([.D13]))-[.$E$6]" office:value-type="float" office:value="23.6859242870075" calcext:value-type="float">
            <text:p>23,6859242870075</text:p>
          </table:table-cell>
          <table:table-cell/>
          <table:table-cell table:style-name="Bad" office:value-type="float" office:value="100" calcext:value-type="float">
            <text:p>100</text:p>
          </table:table-cell>
          <table:table-cell table:style-name="ce19" table:formula="of:=LOG([.G13])" office:value-type="float" office:value="2" calcext:value-type="float">
            <text:p>2</text:p>
          </table:table-cell>
          <table:table-cell table:style-name="ce18" table:formula="of:=[.$H$6]*[.$H$4]^([.H13]*[.$H$5])" office:value-type="float" office:value="729" calcext:value-type="float">
            <text:p>729</text:p>
          </table:table-cell>
          <table:table-cell table:number-columns-repeated="1015"/>
        </table:table-row>
        <table:table-row table:style-name="ro1">
          <table:table-cell table:style-name="Good" office:value-type="float" office:value="25" calcext:value-type="float">
            <text:p>25</text:p>
          </table:table-cell>
          <table:table-cell table:style-name="ce18" table:formula="of:=[.$B$6]*[.$B$4]^([.$B$5]*[.A14])-[.$B$6]" office:value-type="float" office:value="4.83705926539407" calcext:value-type="float">
            <text:p>4,83705926539407</text:p>
          </table:table-cell>
          <table:table-cell/>
          <table:table-cell table:style-name="Good" office:value-type="float" office:value="-40" calcext:value-type="float">
            <text:p>-40</text:p>
          </table:table-cell>
          <table:table-cell table:style-name="ce18" table:formula="of:=[.$E$6]*[.$E$4]^([.$E$5]*ABS([.D14]))-[.$E$6]" office:value-type="float" office:value="8.499755859375" calcext:value-type="float">
            <text:p>8,499755859375</text:p>
          </table:table-cell>
          <table:table-cell/>
          <table:table-cell table:style-name="Note" office:value-type="float" office:value="10" calcext:value-type="float">
            <text:p>10</text:p>
          </table:table-cell>
          <table:table-cell table:style-name="ce19" table:formula="of:=LOG([.G14])" office:value-type="float" office:value="1" calcext:value-type="float">
            <text:p>1</text:p>
          </table:table-cell>
          <table:table-cell table:style-name="ce18" table:formula="of:=[.$H$6]*[.$H$4]^([.H14]*[.$H$5])" office:value-type="float" office:value="46.7653718043597" calcext:value-type="float">
            <text:p>46,7653718043597</text:p>
          </table:table-cell>
          <table:table-cell table:number-columns-repeated="1015"/>
        </table:table-row>
        <table:table-row table:style-name="ro1">
          <table:table-cell table:style-name="Good" office:value-type="float" office:value="30" calcext:value-type="float">
            <text:p>30</text:p>
          </table:table-cell>
          <table:table-cell table:style-name="ce18" table:formula="of:=[.$B$6]*[.$B$4]^([.$B$5]*[.A15])-[.$B$6]" office:value-type="float" office:value="7.53000234328132" calcext:value-type="float">
            <text:p>7,53000234328132</text:p>
          </table:table-cell>
          <table:table-cell/>
          <table:table-cell table:style-name="Good" office:value-type="float" office:value="-30" calcext:value-type="float">
            <text:p>-30</text:p>
          </table:table-cell>
          <table:table-cell table:style-name="ce18" table:formula="of:=[.$E$6]*[.$E$4]^([.$E$5]*ABS([.D15]))-[.$E$6]" office:value-type="float" office:value="2.98888714890633" calcext:value-type="float">
            <text:p>2,98888714890633</text:p>
          </table:table-cell>
          <table:table-cell/>
          <table:table-cell table:style-name="Good" office:value-type="float" office:value="5" calcext:value-type="float">
            <text:p>5</text:p>
          </table:table-cell>
          <table:table-cell table:style-name="ce19" table:formula="of:=LOG([.G15])" office:value-type="float" office:value="0.698970004336019" calcext:value-type="float">
            <text:p>0,698970004336019</text:p>
          </table:table-cell>
          <table:table-cell table:style-name="ce18" table:formula="of:=[.$H$6]*[.$H$4]^([.H15]*[.$H$5])" office:value-type="float" office:value="20.4576087458861" calcext:value-type="float">
            <text:p>20,4576087458861</text:p>
          </table:table-cell>
          <table:table-cell table:number-columns-repeated="1015"/>
        </table:table-row>
        <table:table-row table:style-name="ro1">
          <table:table-cell table:style-name="Good" office:value-type="float" office:value="35" calcext:value-type="float">
            <text:p>35</text:p>
          </table:table-cell>
          <table:table-cell table:style-name="ce18" table:formula="of:=[.$B$6]*[.$B$4]^([.$B$5]*[.A16])-[.$B$6]" office:value-type="float" office:value="11.5094215923986" calcext:value-type="float">
            <text:p>11,5094215923986</text:p>
          </table:table-cell>
          <table:table-cell/>
          <table:table-cell table:style-name="Good" office:value-type="float" office:value="-20" calcext:value-type="float">
            <text:p>-20</text:p>
          </table:table-cell>
          <table:table-cell table:style-name="ce18" table:formula="of:=[.$E$6]*[.$E$4]^([.$E$5]*ABS([.D16]))-[.$E$6]" office:value-type="float" office:value="0.9890625" calcext:value-type="float">
            <text:p>0,9890625</text:p>
          </table:table-cell>
          <table:table-cell/>
          <table:table-cell table:style-name="Good" office:value-type="float" office:value="2" calcext:value-type="float">
            <text:p>2</text:p>
          </table:table-cell>
          <table:table-cell table:style-name="ce19" table:formula="of:=LOG([.G16])" office:value-type="float" office:value="0.301029995663981" calcext:value-type="float">
            <text:p>0,301029995663981</text:p>
          </table:table-cell>
          <table:table-cell table:style-name="ce18" table:formula="of:=[.$H$6]*[.$H$4]^([.H16]*[.$H$5])" office:value-type="float" office:value="6.85789415350374" calcext:value-type="float">
            <text:p>6,85789415350374</text:p>
          </table:table-cell>
          <table:table-cell table:number-columns-repeated="1015"/>
        </table:table-row>
        <table:table-row table:style-name="ro1">
          <table:table-cell table:style-name="Good" office:value-type="float" office:value="40" calcext:value-type="float">
            <text:p>40</text:p>
          </table:table-cell>
          <table:table-cell table:style-name="ce18" table:formula="of:=[.$B$6]*[.$B$4]^([.$B$5]*[.A17])-[.$B$6]" office:value-type="float" office:value="17.3898940354586" calcext:value-type="float">
            <text:p>17,3898940354586</text:p>
          </table:table-cell>
          <table:table-cell/>
          <table:table-cell table:style-name="Good" office:value-type="float" office:value="-10" calcext:value-type="float">
            <text:p>-10</text:p>
          </table:table-cell>
          <table:table-cell table:style-name="ce18" table:formula="of:=[.$E$6]*[.$E$4]^([.$E$5]*ABS([.D17]))-[.$E$6]" office:value-type="float" office:value="0.263351394094661" calcext:value-type="float">
            <text:p>0,263351394094661</text:p>
          </table:table-cell>
          <table:table-cell/>
          <table:table-cell table:style-name="Good" office:value-type="float" office:value="1" calcext:value-type="float">
            <text:p>1</text:p>
          </table:table-cell>
          <table:table-cell table:style-name="ce19" table:formula="of:=LOG([.G17])" office:value-type="float" office:value="0" calcext:value-type="float">
            <text:p>0</text:p>
          </table:table-cell>
          <table:table-cell table:style-name="ce18" table:formula="of:=[.$H$6]*[.$H$4]^([.H17]*[.$H$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Note" office:value-type="float" office:value="45" calcext:value-type="float">
            <text:p>45</text:p>
          </table:table-cell>
          <table:table-cell table:style-name="ce18" table:formula="of:=[.$B$6]*[.$B$4]^([.$B$5]*[.A18])-[.$B$6]" office:value-type="float" office:value="26.079593207331" calcext:value-type="float">
            <text:p>26,079593207331</text:p>
          </table:table-cell>
          <table:table-cell/>
          <table:table-cell table:style-name="Good" office:value-type="float" office:value="0" calcext:value-type="float">
            <text:p>0</text:p>
          </table:table-cell>
          <table:table-cell table:style-name="ce18" table:formula="of:=[.$E$6]*[.$E$4]^([.$E$5]*ABS([.D18]))-[.$E$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Note" office:value-type="float" office:value="50" calcext:value-type="float">
            <text:p>50</text:p>
          </table:table-cell>
          <table:table-cell table:style-name="ce18" table:formula="of:=[.$B$6]*[.$B$4]^([.$B$5]*[.A19])-[.$B$6]" office:value-type="float" office:value="38.9205464519564" calcext:value-type="float">
            <text:p>38,9205464519564</text:p>
          </table:table-cell>
          <table:table-cell/>
          <table:table-cell table:style-name="Good" office:value-type="float" office:value="10" calcext:value-type="float">
            <text:p>10</text:p>
          </table:table-cell>
          <table:table-cell table:style-name="ce18" table:formula="of:=[.$E$6]*[.$E$4]^([.$E$5]*ABS([.D19]))-[.$E$6]" office:value-type="float" office:value="0.263351394094661" calcext:value-type="float">
            <text:p>0,263351394094661</text:p>
          </table:table-cell>
          <table:table-cell table:number-columns-repeated="1019"/>
        </table:table-row>
        <table:table-row table:style-name="ro1">
          <table:table-cell table:style-name="Note" office:value-type="float" office:value="55" calcext:value-type="float">
            <text:p>55</text:p>
          </table:table-cell>
          <table:table-cell table:style-name="ce18" table:formula="of:=[.$B$6]*[.$B$4]^([.$B$5]*[.A20])-[.$B$6]" office:value-type="float" office:value="57.8958961124353" calcext:value-type="float">
            <text:p>57,8958961124353</text:p>
          </table:table-cell>
          <table:table-cell/>
          <table:table-cell table:style-name="Good" office:value-type="float" office:value="20" calcext:value-type="float">
            <text:p>20</text:p>
          </table:table-cell>
          <table:table-cell table:style-name="ce18" table:formula="of:=[.$E$6]*[.$E$4]^([.$E$5]*ABS([.D20]))-[.$E$6]" office:value-type="float" office:value="0.9890625" calcext:value-type="float">
            <text:p>0,9890625</text:p>
          </table:table-cell>
          <table:table-cell table:number-columns-repeated="1019"/>
        </table:table-row>
        <table:table-row table:style-name="ro1">
          <table:table-cell table:style-name="Note" office:value-type="float" office:value="60" calcext:value-type="float">
            <text:p>60</text:p>
          </table:table-cell>
          <table:table-cell table:style-name="ce18" table:formula="of:=[.$B$6]*[.$B$4]^([.$B$5]*[.A21])-[.$B$6]" office:value-type="float" office:value="85.9361737988404" calcext:value-type="float">
            <text:p>85,9361737988404</text:p>
          </table:table-cell>
          <table:table-cell/>
          <table:table-cell table:style-name="Good" office:value-type="float" office:value="30" calcext:value-type="float">
            <text:p>30</text:p>
          </table:table-cell>
          <table:table-cell table:style-name="ce18" table:formula="of:=[.$E$6]*[.$E$4]^([.$E$5]*ABS([.D21]))-[.$E$6]" office:value-type="float" office:value="2.98888714890633" calcext:value-type="float">
            <text:p>2,98888714890633</text:p>
          </table:table-cell>
          <table:table-cell table:number-columns-repeated="1019"/>
        </table:table-row>
        <table:table-row table:style-name="ro1">
          <table:table-cell table:style-name="Note" office:value-type="float" office:value="65" calcext:value-type="float">
            <text:p>65</text:p>
          </table:table-cell>
          <table:table-cell table:style-name="ce18" table:formula="of:=[.$B$6]*[.$B$4]^([.$B$5]*[.A22])-[.$B$6]" office:value-type="float" office:value="127.371888386397" calcext:value-type="float">
            <text:p>127,371888386397</text:p>
          </table:table-cell>
          <table:table-cell/>
          <table:table-cell table:style-name="Good" office:value-type="float" office:value="40" calcext:value-type="float">
            <text:p>40</text:p>
          </table:table-cell>
          <table:table-cell table:style-name="ce18" table:formula="of:=[.$E$6]*[.$E$4]^([.$E$5]*ABS([.D22]))-[.$E$6]" office:value-type="float" office:value="8.499755859375" calcext:value-type="float">
            <text:p>8,499755859375</text:p>
          </table:table-cell>
          <table:table-cell table:number-columns-repeated="1019"/>
        </table:table-row>
        <table:table-row table:style-name="ro1">
          <table:table-cell table:style-name="Note" office:value-type="float" office:value="70" calcext:value-type="float">
            <text:p>70</text:p>
          </table:table-cell>
          <table:table-cell table:style-name="ce18" table:formula="of:=[.$B$6]*[.$B$4]^([.$B$5]*[.A23])-[.$B$6]" office:value-type="float" office:value="188.602324924261" calcext:value-type="float">
            <text:p>188,602324924261</text:p>
          </table:table-cell>
          <table:table-cell/>
          <table:table-cell table:style-name="Note" office:value-type="float" office:value="50" calcext:value-type="float">
            <text:p>50</text:p>
          </table:table-cell>
          <table:table-cell table:style-name="ce18" table:formula="of:=[.$E$6]*[.$E$4]^([.$E$5]*ABS([.D23]))-[.$E$6]" office:value-type="float" office:value="23.6859242870075" calcext:value-type="float">
            <text:p>23,6859242870075</text:p>
          </table:table-cell>
          <table:table-cell table:number-columns-repeated="1019"/>
        </table:table-row>
        <table:table-row table:style-name="ro1">
          <table:table-cell table:style-name="Note" office:value-type="float" office:value="75" calcext:value-type="float">
            <text:p>75</text:p>
          </table:table-cell>
          <table:table-cell table:style-name="ce18" table:formula="of:=[.$B$6]*[.$B$4]^([.$B$5]*[.A24])-[.$B$6]" office:value-type="float" office:value="279.083843004395" calcext:value-type="float">
            <text:p>279,083843004395</text:p>
          </table:table-cell>
          <table:table-cell/>
          <table:table-cell table:style-name="Note" office:value-type="float" office:value="60" calcext:value-type="float">
            <text:p>60</text:p>
          </table:table-cell>
          <table:table-cell table:style-name="ce18" table:formula="of:=[.$E$6]*[.$E$4]^([.$E$5]*ABS([.D24]))-[.$E$6]" office:value-type="float" office:value="65.5340835571289" calcext:value-type="float">
            <text:p>65,5340835571289</text:p>
          </table:table-cell>
          <table:table-cell table:number-columns-repeated="1019"/>
        </table:table-row>
        <table:table-row table:style-name="ro1">
          <table:table-cell table:style-name="Bad" office:value-type="float" office:value="80" calcext:value-type="float">
            <text:p>80</text:p>
          </table:table-cell>
          <table:table-cell table:style-name="ce18" table:formula="of:=[.$B$6]*[.$B$4]^([.$B$5]*[.A25])-[.$B$6]" office:value-type="float" office:value="412.790306276514" calcext:value-type="float">
            <text:p>412,790306276514</text:p>
          </table:table-cell>
          <table:table-cell/>
          <table:table-cell table:style-name="Bad" office:value-type="float" office:value="70" calcext:value-type="float">
            <text:p>70</text:p>
          </table:table-cell>
          <table:table-cell table:style-name="ce18" table:formula="of:=[.$E$6]*[.$E$4]^([.$E$5]*ABS([.D25]))-[.$E$6]" office:value-type="float" office:value="180.854050054463" calcext:value-type="float">
            <text:p>180,854050054463</text:p>
          </table:table-cell>
          <table:table-cell table:number-columns-repeated="1019"/>
        </table:table-row>
        <table:table-row table:style-name="ro1">
          <table:table-cell table:style-name="Bad" office:value-type="float" office:value="85" calcext:value-type="float">
            <text:p>85</text:p>
          </table:table-cell>
          <table:table-cell table:style-name="ce18" table:formula="of:=[.$B$6]*[.$B$4]^([.$B$5]*[.A26])-[.$B$6]" office:value-type="float" office:value="610.371190196979" calcext:value-type="float">
            <text:p>610,371190196979</text:p>
          </table:table-cell>
          <table:table-cell/>
          <table:table-cell table:style-name="Bad" office:value-type="float" office:value="80" calcext:value-type="float">
            <text:p>80</text:p>
          </table:table-cell>
          <table:table-cell table:style-name="ce18" table:formula="of:=[.$E$6]*[.$E$4]^([.$E$5]*ABS([.D26]))-[.$E$6]" office:value-type="float" office:value="498.638509511948" calcext:value-type="float">
            <text:p>498,638509511948</text:p>
          </table:table-cell>
          <table:table-cell table:number-columns-repeated="1019"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18" table:formula="of:=[.$B$6]*[.$B$4]^([.$B$5]*[.A27])-[.$B$6]" office:value-type="float" office:value="902.340663739494" calcext:value-type="float">
            <text:p>902,340663739494</text:p>
          </table:table-cell>
          <table:table-cell table:style-name="ce19"/>
          <table:table-cell table:style-name="ce15" office:value-type="float" office:value="90" calcext:value-type="float">
            <text:p>90</text:p>
          </table:table-cell>
          <table:table-cell table:style-name="ce18" table:formula="of:=[.$E$6]*[.$E$4]^([.$E$5]*ABS([.D27]))-[.$E$6]" office:value-type="float" office:value="1374.34950510108" calcext:value-type="float">
            <text:p>1374,34950510108</text:p>
          </table:table-cell>
          <table:table-cell table:number-columns-repeated="1019"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18" table:formula="of:=[.$B$6]*[.$B$4]^([.$B$5]*[.A28])-[.$B$6]" office:value-type="float" office:value="1333.79016325185" calcext:value-type="float">
            <text:p>1333,79016325185</text:p>
          </table:table-cell>
          <table:table-cell table:style-name="ce19"/>
          <table:table-cell table:style-name="ce15" office:value-type="float" office:value="100" calcext:value-type="float">
            <text:p>100</text:p>
          </table:table-cell>
          <table:table-cell table:style-name="ce18" table:formula="of:=[.$E$6]*[.$E$4]^([.$E$5]*ABS([.D28]))-[.$E$6]" office:value-type="float" office:value="3787.52524410635" calcext:value-type="float">
            <text:p>3787,52524410635</text:p>
          </table:table-cell>
          <table:table-cell table:number-columns-repeated="1019"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table:formula="of:=[.$B$6]*[.$B$4]^([.$B$5]*[.A29])-[.$B$6]" office:value-type="float" office:value="1971.35226305253" calcext:value-type="float">
            <text:p>1971,35226305253</text:p>
          </table:table-cell>
          <table:table-cell table:style-name="ce19"/>
          <table:table-cell table:style-name="ce15" office:value-type="float" office:value="110" calcext:value-type="float">
            <text:p>110</text:p>
          </table:table-cell>
          <table:table-cell table:style-name="ce18" table:formula="of:=[.$E$6]*[.$E$4]^([.$E$5]*ABS([.D29]))-[.$E$6]" office:value-type="float" office:value="10437.4556168613" calcext:value-type="float">
            <text:p>10437,4556168613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9:Sheet1.B29 Sheet1.E9:Sheet1.E29 Sheet1.I9:Sheet1.I17">
            <calcext:condition calcext:apply-style-name="Good" calcext:value="between(0,10)" calcext:base-cell-address="Sheet1.B9"/>
          </calcext:conditional-format>
          <calcext:conditional-format calcext:target-range-address="Sheet1.B9:Sheet1.B29 Sheet1.E9:Sheet1.E29 Sheet1.L9:Sheet1.M11 Sheet1.I9:Sheet1.I17 Sheet1.L12:Sheet1.L12">
            <calcext:condition calcext:apply-style-name="Good" calcext:value="between(0,10)" calcext:base-cell-address="Sheet1.B9"/>
            <calcext:condition calcext:apply-style-name="Note" calcext:value="between(10,100)" calcext:base-cell-address="Sheet1.B9"/>
            <calcext:condition calcext:apply-style-name="Bad" calcext:value="between(100,1000)" calcext:base-cell-address="Sheet1.B9"/>
            <calcext:condition calcext:apply-style-name="Error" calcext:value="&gt;1000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.00.0000</text:date>, <text:time style:data-style-name="N2" text:time-value="12:10:11.8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4T15:21:03.264000000</meta:creation-date>
    <dc:date>2023-08-16T12:28:28.685000000</dc:date>
    <meta:editing-duration>P1DT21H18M35S</meta:editing-duration>
    <meta:editing-cycles>20</meta:editing-cycles>
    <meta:generator>LibreOffice/7.3.3.2$Windows_X86_64 LibreOffice_project/d1d0ea68f081ee2800a922cac8f79445e4603348</meta:generator>
    <dc:creator>Nejc Jurkovic</dc:creator>
    <meta:document-statistic meta:table-count="1" meta:cell-count="154" meta:object-count="0"/>
  </office:meta>
</office:document-meta>
</file>